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ignatures" style:family="table">
      <style:table-properties style:width="20.00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signatures.A" style:family="table-column">
      <style:table-column-properties style:column-width="13.203cm" style:rel-column-width="43256*"/>
    </style:style>
    <style:style style:name="signatures.B" style:family="table-column">
      <style:table-column-properties style:column-width="6.8cm" style:rel-column-width="22279*"/>
    </style:style>
    <style:style style:name="signatures.1" style:family="table-row">
      <style:table-row-properties style:row-height="1.499cm"/>
    </style:style>
    <style:style style:name="signatures.A1" style:family="table-cell">
      <style:table-cell-properties style:vertical-align="middle"/>
    </style:style>
    <style:style style:name="signatures.2" style:family="table-row">
      <style:table-row-properties style:row-height="1.499cm" fo:background-color="transparent" fo:keep-together="auto">
        <style:background-image/>
      </style:table-row-properties>
    </style:style>
    <style:style style:name="signatures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staff" style:family="table">
      <style:table-properties style:width="20.003cm" table:align="margins"/>
    </style:style>
    <style:style style:name="staff.A" style:family="table-column">
      <style:table-column-properties style:column-width="6.668cm" style:rel-column-width="21845*"/>
    </style:style>
    <style:style style:name="staff.1" style:family="table-row">
      <style:table-row-properties style:row-height="1cm"/>
    </style:style>
    <style:style style:name="staff.A1" style:family="table-cell">
      <style:table-cell-properties style:vertical-align="middle"/>
    </style:style>
    <style:style style:name="staff.3" style:family="table-row">
      <style:table-row-properties style:row-height="1.499cm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413033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3e7e43" officeooo:paragraph-rsid="003e7e4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" fo:language="zxx" fo:country="none" officeooo:rsid="0050d7cc" officeooo:paragraph-rsid="0050d7cc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Header">
      <style:text-properties style:font-name="Liberation Sans"/>
    </style:style>
    <style:style style:name="P7" style:family="paragraph" style:parent-style-name="Footer">
      <style:paragraph-properties fo:text-align="end" style:justify-single-word="false"/>
      <style:text-properties style:font-name="Liberation Sans" fo:font-size="9pt" officeooo:rsid="001cbd64" officeooo:paragraph-rsid="003114dd" style:font-size-asian="9pt" style:font-size-complex="9pt"/>
    </style:style>
    <style:style style:name="P8" style:family="paragraph" style:parent-style-name="Table_20_Contents" style:master-page-name="">
      <style:paragraph-properties fo:margin-top="0cm" fo:margin-bottom="1cm" loext:contextual-spacing="false" fo:text-align="center" style:justify-single-word="false" style:page-number="auto" fo:break-before="page"/>
      <style:text-properties style:font-name="Liberation Sans" fo:font-size="14pt" fo:language="zxx" fo:country="none" fo:font-weight="bold" officeooo:rsid="00413033" officeooo:paragraph-rsid="004d4ab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style:font-name="Liberation Sans" fo:language="zxx" fo:country="none" officeooo:rsid="00451303" officeooo:paragraph-rsid="00451303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language="zxx" fo:country="none" officeooo:rsid="00451303" officeooo:paragraph-rsid="0045c7de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language="zxx" fo:country="none" officeooo:rsid="0044171c" officeooo:paragraph-rsid="0045c7de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zxx" fo:country="none" officeooo:rsid="0044171c" officeooo:paragraph-rsid="005039d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Liberation Sans" fo:language="zxx" fo:country="none" officeooo:rsid="0044171c" officeooo:paragraph-rsid="005039df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zxx" fo:country="none" fo:font-weight="bold" officeooo:rsid="00451303" officeooo:paragraph-rsid="00451303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45c7de" officeooo:paragraph-rsid="0045c7de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5039df" officeooo:paragraph-rsid="005039df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44171c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normal" officeooo:rsid="0044171c" officeooo:paragraph-rsid="005039df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break-before="auto" fo:break-after="auto"/>
      <style:text-properties style:font-name="Liberation Sans" fo:language="zxx" fo:country="none" officeooo:paragraph-rsid="003f8cd4" style:language-asian="zxx" style:country-asian="none" style:language-complex="zxx" style:country-complex="none"/>
    </style:style>
    <style:style style:name="P20" style:family="paragraph" style:parent-style-name="Table_20_Heading">
      <style:text-properties style:font-name="Liberation Sans" fo:font-size="11pt" officeooo:rsid="005039df" officeooo:paragraph-rsid="005039df" style:font-size-asian="11pt" style:font-size-complex="11pt"/>
    </style:style>
    <style:style style:name="P21" style:family="paragraph" style:parent-style-name="Standard" style:master-page-name="First_20_Page">
      <style:paragraph-properties style:page-number="auto" fo:break-before="auto" fo:break-after="auto"/>
      <style:text-properties style:font-name="Liberation Sans" officeooo:paragraph-rsid="004a1a9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record in objects"&gt;</text:placeholder></text:p>
      <text:p text:style-name="P8"><text:placeholder text:placeholder-type="text">&lt;record['type_number']&gt;</text:placeholder> to the <text:placeholder text:placeholder-type="text">&lt;record['document_type']&gt;</text:placeholder></text:p>
      <text:p text:style-name="P17">Study plan ID: <text:placeholder text:placeholder-type="text">&lt;code&gt;</text:placeholder></text:p>
      <text:p text:style-name="P14">Title: <text:placeholder text:placeholder-type="text">&lt;stp_title&gt;</text:placeholder></text:p>
      <text:p text:style-name="P9"/>
      <text:p text:style-name="P15">Reason:</text:p>
      <text:p text:style-name="P11"><text:placeholder text:placeholder-type="text">&lt;if test="record['reason']"&gt;</text:placeholder></text:p>
      <text:p text:style-name="P11"><text:placeholder text:placeholder-type="text">&lt;for each="line in record['reason']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10"/>
      <text:p text:style-name="P15">Description:</text:p>
      <text:p text:style-name="P11"><text:placeholder text:placeholder-type="text">&lt;if test="record['description']"&gt;</text:placeholder></text:p>
      <text:p text:style-name="P11"><text:placeholder text:placeholder-type="text">&lt;for each="line in record['description']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10"/>
      <table:table table:name="signatures" table:style-name="signatures">
        <table:table-column table:style-name="signatures.A"/>
        <table:table-column table:style-name="signatures.B"/>
        <table:table-row table:style-name="signatures.1">
          <table:table-cell table:style-name="signatures.A1" office:value-type="string">
            <text:p text:style-name="P4">Study director Signature:</text:p>
          </table:table-cell>
          <table:table-cell table:style-name="signatures.A1" office:value-type="string">
            <text:p text:style-name="P4">Date:</text:p>
          </table:table-cell>
        </table:table-row>
        <table:table-row table:style-name="signatures.2">
          <table:table-cell table:style-name="signatures.A2" office:value-type="string">
            <text:p text:style-name="P4">Quality Assurance Signature:</text:p>
          </table:table-cell>
          <table:table-cell table:style-name="signatures.A2" office:value-type="string">
            <text:p text:style-name="P4">Date:</text:p>
          </table:table-cell>
        </table:table-row>
        <table:table-row table:style-name="signatures.1">
          <table:table-cell table:style-name="signatures.A1" office:value-type="string">
            <text:p text:style-name="P4">Facility director Signature:</text:p>
          </table:table-cell>
          <table:table-cell table:style-name="signatures.A1" office:value-type="string">
            <text:p text:style-name="P4">Date:</text:p>
          </table:table-cell>
        </table:table-row>
      </table:table>
      <text:p text:style-name="P10"/>
      <text:p text:style-name="P10"/>
      <text:p text:style-name="P16">Staff involved:</text:p>
      <text:p text:style-name="P18"><text:placeholder text:placeholder-type="text">&lt;if test="record['professionals']"&gt;</text:placeholder></text:p>
      <table:table table:name="staff" table:style-name="staff">
        <table:table-column table:style-name="staff.A" table:number-columns-repeated="3"/>
        <table:table-row table:style-name="staff.1">
          <table:table-cell table:style-name="staff.A1" office:value-type="string">
            <text:p text:style-name="P20">Name</text:p>
          </table:table-cell>
          <table:table-cell table:style-name="staff.A1" office:value-type="string">
            <text:p text:style-name="P20">Signature</text:p>
          </table:table-cell>
          <table:table-cell table:style-name="staff.A1" office:value-type="string">
            <text:p text:style-name="P20">Date</text:p>
          </table:table-cell>
        </table:table-row>
        <table:table-row>
          <table:table-cell table:number-columns-spanned="3" office:value-type="string">
            <text:p text:style-name="P12"><text:placeholder text:placeholder-type="text">&lt;for each="p in record['professionals']"&gt;</text:placeholder></text:p>
          </table:table-cell>
          <table:covered-table-cell/>
          <table:covered-table-cell/>
        </table:table-row>
        <table:table-row table:style-name="staff.3">
          <table:table-cell table:style-name="staff.A1" office:value-type="string">
            <text:p text:style-name="P12"><text:placeholder text:placeholder-type="text">&lt;p['name']&gt;</text:placeholder></text:p>
          </table:table-cell>
          <table:table-cell table:style-name="staff.A1" office:value-type="string">
            <text:p text:style-name="P5"/>
          </table:table-cell>
          <table:table-cell table:style-name="staff.A1" office:value-type="string">
            <text:p text:style-name="P13"><text:placeholder text:placeholder-type="text">&lt;format_date(p['date'], user.language) if p['date'] else ''&gt;</text:placeholder></text:p>
          </table:table-cell>
        </table:table-row>
        <table:table-row>
          <table:table-cell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/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0.003cm" table:align="margins"/>
    </style:style>
    <style:style style:name="Header.A" style:family="table-column">
      <style:table-column-properties style:column-width="6.001cm" style:rel-column-width="19660*"/>
    </style:style>
    <style:style style:name="Header.B" style:family="table-column">
      <style:table-column-properties style:column-width="8.001cm" style:rel-column-width="26214*"/>
    </style:style>
    <style:style style:name="Header.C" style:family="table-column">
      <style:table-column-properties style:column-width="6.001cm" style:rel-column-width="19661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413033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3e7e43" officeooo:paragraph-rsid="003e7e4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"/>
    </style:style>
    <style:style style:name="MP5" style:family="paragraph" style:parent-style-name="Footer">
      <style:paragraph-properties fo:text-align="end" style:justify-single-word="false"/>
      <style:text-properties style:font-name="Liberation Sans" fo:font-size="9pt" officeooo:rsid="001cbd64" officeooo:paragraph-rsid="003114dd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/>
            </table:table-cell>
            <table:table-cell office:value-type="string">
              <text:p text:style-name="MP3">GLP 001 - Annex 3</text:p>
            </table:table-cell>
          </table:table-row>
        </table:table>
        <text:p text:style-name="MP4"/>
      </style:header>
      <style:footer>
        <text:p text:style-name="MP5">Page: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4.3.3.2$Linux_x86 LibreOffice_project/430m0$Build-2</meta:generator>
    <meta:document-statistic meta:table-count="3" meta:image-count="0" meta:object-count="0" meta:page-count="2" meta:paragraph-count="35" meta:word-count="74" meta:character-count="666" meta:non-whitespace-character-count="627"/>
    <meta:user-defined meta:name="Info 1"/>
    <meta:user-defined meta:name="Info 2"/>
    <meta:user-defined meta:name="Info 3"/>
    <meta:user-defined meta:name="Info 4"/>
  </office:meta>
</office:document-meta>
</file>